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25.94cm" svg:height="22.29cm" svg:x="1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50:42.662231669</dc:date>
    <meta:editing-cycles>25</meta:editing-cycles>
    <meta:editing-duration>PT1H20M4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41cm" svg:height="22.291cm" xlink:href="." xlink:type="simple" chart:class="chart:scatter" chart:style-name="ch1">
        <chart:plot-area chart:style-name="ch2" chart:data-source-has-labels="both" svg:x="0.518cm" svg:y="2.109cm" svg:width="23.205cm" svg:height="19.737cm">
          <chartooo:coordinate-region svg:x="0.743cm" svg:y="2.388cm" svg:width="22.833cm" svg:height="19.18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11.596cm" svg:y="0.446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24.242cm" svg:y="11.368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7.07106781186548">
                <text:p>-7.07106781186548</text:p>
              </table:table-cell>
              <table:table-cell office:value-type="float" office:value="7.07106781186547">
                <text:p>7.07106781186547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8">
                <text:p>-8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07106781186548">
                <text:p>-7.07106781186548</text:p>
              </table:table-cell>
              <table:table-cell office:value-type="float" office:value="7.07106781186547">
                <text:p>7.07106781186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